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2.559cm" svg:y="0cm">
            <draw:object draw:notify-on-update-of-ranges="Sheet1.G2:Sheet1.G2 Sheet1.G3:Sheet1.G12 Sheet1.H2:Sheet1.H2 Sheet1.H3:Sheet1.H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5cm" svg:height="9.001cm" svg:x="23.379cm" svg:y="6.382cm">
            <draw:object draw:notify-on-update-of-ranges="Sheet1.G15:Sheet1.G15 Sheet1.G16:Sheet1.G25 Sheet1.H15:Sheet1.H15 Sheet1.H16:Sheet1.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ob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comm</text:p>
          </table:table-cell>
          <table:table-cell table:number-columns-repeated="5"/>
        </table:table-row>
        <table:table-row table:style-name="ro1">
          <table:table-cell office:value-type="float" office:value="8.23981E-016" calcext:value-type="float">
            <text:p>8.23981E-016</text:p>
          </table:table-cell>
          <table:table-cell office:value-type="float" office:value="5.983732E-016" calcext:value-type="float">
            <text:p>5.983732E-016</text:p>
          </table:table-cell>
          <table:table-cell office:value-type="float" office:value="7.912439E-016" calcext:value-type="float">
            <text:p>7.912439E-016</text:p>
          </table:table-cell>
          <table:table-cell table:number-columns-repeated="3"/>
          <table:table-cell office:value-type="string" calcext:value-type="string">
            <text:p>LAMMPS</text:p>
          </table:table-cell>
          <table:table-cell office:value-type="string" calcext:value-type="string">
            <text:p>MATLAB</text:p>
          </table:table-cell>
        </table:table-row>
        <table:table-row table:style-name="ro1">
          <table:table-cell table:number-columns-repeated="4"/>
          <table:table-cell office:value-type="float" office:value="1.237713E-015" calcext:value-type="float">
            <text:p>1.237713E-015</text:p>
          </table:table-cell>
          <table:table-cell/>
          <table:table-cell table:formula="of:=[.E3] *1000 / (0.00000000008 * 24.6)" office:value-type="float" office:value="0.000628919207317073" calcext:value-type="float">
            <text:p>0.0006289192</text:p>
          </table:table-cell>
          <table:table-cell office:value-type="float" office:value="0.00062889" calcext:value-type="float">
            <text:p>0.00062889</text:p>
          </table:table-cell>
        </table:table-row>
        <table:table-row table:style-name="ro1">
          <table:table-cell office:value-type="float" office:value="1.856346E-015" calcext:value-type="float">
            <text:p>1.856346E-015</text:p>
          </table:table-cell>
          <table:table-cell office:value-type="float" office:value="7.510428E-016" calcext:value-type="float">
            <text:p>7.510428E-016</text:p>
          </table:table-cell>
          <table:table-cell office:value-type="float" office:value="1.648902E-015" calcext:value-type="float">
            <text:p>1.648902E-015</text:p>
          </table:table-cell>
          <table:table-cell/>
          <table:table-cell office:value-type="float" office:value="2.780188E-015" calcext:value-type="float">
            <text:p>2.780188E-015</text:p>
          </table:table-cell>
          <table:table-cell/>
          <table:table-cell table:formula="of:=[.E4] *1000 / (0.00000000008 * 24.6)" office:value-type="float" office:value="0.00141269715447155" calcext:value-type="float">
            <text:p>0.0014126972</text:p>
          </table:table-cell>
          <table:table-cell office:value-type="float" office:value="0.0014111" calcext:value-type="float">
            <text:p>0.0014111</text:p>
          </table:table-cell>
        </table:table-row>
        <table:table-row table:style-name="ro1">
          <table:table-cell table:number-columns-repeated="4"/>
          <table:table-cell office:value-type="float" office:value="6.212937E-015" calcext:value-type="float">
            <text:p>6.212937E-015</text:p>
          </table:table-cell>
          <table:table-cell/>
          <table:table-cell table:formula="of:=[.E5] *1000 / (0.00000000008 * 24.6)" office:value-type="float" office:value="0.00315698018292683" calcext:value-type="float">
            <text:p>0.0031569802</text:p>
          </table:table-cell>
          <table:table-cell office:value-type="float" office:value="0.0031545" calcext:value-type="float">
            <text:p>0.0031545</text:p>
          </table:table-cell>
        </table:table-row>
        <table:table-row table:style-name="ro1">
          <table:table-cell office:value-type="float" office:value="4.158102E-015" calcext:value-type="float">
            <text:p>4.158102E-015</text:p>
          </table:table-cell>
          <table:table-cell office:value-type="float" office:value="9.739528E-016" calcext:value-type="float">
            <text:p>9.739528E-016</text:p>
          </table:table-cell>
          <table:table-cell office:value-type="float" office:value="3.427473E-015" calcext:value-type="float">
            <text:p>3.427473E-015</text:p>
          </table:table-cell>
          <table:table-cell/>
          <table:table-cell office:value-type="float" office:value="0.0000000000000138275" calcext:value-type="float">
            <text:p>1.38275E-014</text:p>
          </table:table-cell>
          <table:table-cell/>
          <table:table-cell table:formula="of:=[.E6] *1000 / (0.00000000008 * 24.6)" office:value-type="float" office:value="0.00702616869918699" calcext:value-type="float">
            <text:p>0.0070261687</text:p>
          </table:table-cell>
          <table:table-cell office:value-type="float" office:value="0.0070312" calcext:value-type="float">
            <text:p>0.0070312</text:p>
          </table:table-cell>
        </table:table-row>
        <table:table-row table:style-name="ro1">
          <table:table-cell table:number-columns-repeated="4"/>
          <table:table-cell office:value-type="float" office:value="0.00000000000003062436" calcext:value-type="float">
            <text:p>3.062436E-014</text:p>
          </table:table-cell>
          <table:table-cell/>
          <table:table-cell table:formula="of:=[.E7] *1000 / (0.00000000008 * 24.6)" office:value-type="float" office:value="0.0155611585365854" calcext:value-type="float">
            <text:p>0.0155611585</text:p>
          </table:table-cell>
          <table:table-cell office:value-type="float" office:value="0.015617" calcext:value-type="float">
            <text:p>0.015617</text:p>
          </table:table-cell>
        </table:table-row>
        <table:table-row table:style-name="ro1">
          <table:table-cell office:value-type="float" office:value="9.274069E-015" calcext:value-type="float">
            <text:p>9.274069E-015</text:p>
          </table:table-cell>
          <table:table-cell office:value-type="float" office:value="1.488913E-015" calcext:value-type="float">
            <text:p>1.488913E-015</text:p>
          </table:table-cell>
          <table:table-cell office:value-type="float" office:value="7.103063E-015" calcext:value-type="float">
            <text:p>7.103063E-015</text:p>
          </table:table-cell>
          <table:table-cell/>
          <table:table-cell office:value-type="float" office:value="0.00000000000006750412" calcext:value-type="float">
            <text:p>6.750412E-014</text:p>
          </table:table-cell>
          <table:table-cell/>
          <table:table-cell table:formula="of:=[.E8] *1000 / (0.00000000008 * 24.6)" office:value-type="float" office:value="0.0343008739837398" calcext:value-type="float">
            <text:p>0.034300874</text:p>
          </table:table-cell>
          <table:table-cell office:value-type="float" office:value="0.034449" calcext:value-type="float">
            <text:p>0.034449</text:p>
          </table:table-cell>
        </table:table-row>
        <table:table-row table:style-name="ro1">
          <table:table-cell table:number-columns-repeated="4"/>
          <table:table-cell office:value-type="float" office:value="0.0000000000001480173" calcext:value-type="float">
            <text:p>1.480173E-013</text:p>
          </table:table-cell>
          <table:table-cell/>
          <table:table-cell table:formula="of:=[.E9] *1000 / (0.00000000008 * 24.6)" office:value-type="float" office:value="0.0752120426829268" calcext:value-type="float">
            <text:p>0.0752120427</text:p>
          </table:table-cell>
          <table:table-cell office:value-type="float" office:value="0.075762" calcext:value-type="float">
            <text:p>0.075762</text:p>
          </table:table-cell>
        </table:table-row>
        <table:table-row table:style-name="ro1">
          <table:table-cell office:value-type="float" office:value="0.00000000000002059049" calcext:value-type="float">
            <text:p>2.059049E-014</text:p>
          </table:table-cell>
          <table:table-cell office:value-type="float" office:value="2.448626E-015" calcext:value-type="float">
            <text:p>2.448626E-015</text:p>
          </table:table-cell>
          <table:table-cell office:value-type="float" office:value="0.00000000000001467744" calcext:value-type="float">
            <text:p>1.467744E-014</text:p>
          </table:table-cell>
          <table:table-cell/>
          <table:table-cell office:value-type="float" office:value="0.0000000000003222295" calcext:value-type="float">
            <text:p>3.222295E-013</text:p>
          </table:table-cell>
          <table:table-cell/>
          <table:table-cell table:formula="of:=[.E10] *1000 / (0.00000000008 * 24.6)" office:value-type="float" office:value="0.16373450203252" calcext:value-type="float">
            <text:p>0.163734502</text:p>
          </table:table-cell>
          <table:table-cell office:value-type="float" office:value="0.16588" calcext:value-type="float">
            <text:p>0.16588</text:p>
          </table:table-cell>
        </table:table-row>
        <table:table-row table:style-name="ro1">
          <table:table-cell table:number-columns-repeated="4"/>
          <table:table-cell office:value-type="float" office:value="0.0000000000006926752" calcext:value-type="float">
            <text:p>6.926752E-013</text:p>
          </table:table-cell>
          <table:table-cell/>
          <table:table-cell table:formula="of:=[.E11] *1000 / (0.00000000008 * 24.6)" office:value-type="float" office:value="0.351969105691057" calcext:value-type="float">
            <text:p>0.3519691057</text:p>
          </table:table-cell>
          <table:table-cell office:value-type="float" office:value="0.36393" calcext:value-type="float">
            <text:p>0.36393</text:p>
          </table:table-cell>
        </table:table-row>
        <table:table-row table:style-name="ro1">
          <table:table-cell office:value-type="float" office:value="0.00000000000004549431" calcext:value-type="float">
            <text:p>4.549431E-014</text:p>
          </table:table-cell>
          <table:table-cell office:value-type="float" office:value="4.099047E-015" calcext:value-type="float">
            <text:p>4.099047E-015</text:p>
          </table:table-cell>
          <table:table-cell office:value-type="float" office:value="0.00000000000003023119" calcext:value-type="float">
            <text:p>3.023119E-014</text:p>
          </table:table-cell>
          <table:table-cell/>
          <table:table-cell office:value-type="float" office:value="0.000000000001440625" calcext:value-type="float">
            <text:p>1.440625E-012</text:p>
          </table:table-cell>
          <table:table-cell/>
          <table:table-cell table:formula="of:=[.E12] *1000 / (0.00000000008 * 24.6)" office:value-type="float" office:value="0.732024898373984" calcext:value-type="float">
            <text:p>0.7320248984</text:p>
          </table:table-cell>
          <table:table-cell office:value-type="float" office:value="0.80254" calcext:value-type="float">
            <text:p>0.802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0000000000001000321" calcext:value-type="float">
            <text:p>1.000321E-013</text:p>
          </table:table-cell>
          <table:table-cell office:value-type="float" office:value="6.912634E-015" calcext:value-type="float">
            <text:p>6.912634E-015</text:p>
          </table:table-cell>
          <table:table-cell office:value-type="float" office:value="0.00000000000006204877" calcext:value-type="float">
            <text:p>6.204877E-0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AMMPS</text:p>
          </table:table-cell>
          <table:table-cell office:value-type="string" calcext:value-type="string">
            <text:p>MATLAB</text:p>
          </table:table-cell>
        </table:table-row>
        <table:table-row table:style-name="ro1">
          <table:table-cell office:value-type="float" office:value="0.0000000000002186377" calcext:value-type="float">
            <text:p>2.186377E-013</text:p>
          </table:table-cell>
          <table:table-cell office:value-type="float" office:value="0.00000000000001167185" calcext:value-type="float">
            <text:p>1.167185E-014</text:p>
          </table:table-cell>
          <table:table-cell office:value-type="float" office:value="0.0000000000001267803" calcext:value-type="float">
            <text:p>1.267803E-013</text:p>
          </table:table-cell>
          <table:table-cell/>
          <table:table-cell office:value-type="float" office:value="1.142573E-015" calcext:value-type="float">
            <text:p>1.142573E-015</text:p>
          </table:table-cell>
          <table:table-cell/>
          <table:table-cell table:formula="of:=[.E16] *1000 / (0.00000000008 * 24.6)" office:value-type="float" office:value="0.000580575711382114" calcext:value-type="float">
            <text:p>0.0005805757</text:p>
          </table:table-cell>
          <table:table-cell office:value-type="float" office:value="0.0005836" calcext:value-type="float">
            <text:p>0.0005836</text:p>
          </table:table-cell>
        </table:table-row>
        <table:table-row table:style-name="ro1">
          <table:table-cell table:number-columns-repeated="4"/>
          <table:table-cell office:value-type="float" office:value="2.378074E-015" calcext:value-type="float">
            <text:p>2.378074E-015</text:p>
          </table:table-cell>
          <table:table-cell/>
          <table:table-cell table:formula="of:=[.E17] *1000 / (0.00000000008 * 24.6)" office:value-type="float" office:value="0.00120837093495935" calcext:value-type="float">
            <text:p>0.0012083709</text:p>
          </table:table-cell>
          <table:table-cell office:value-type="float" office:value="0.0012177" calcext:value-type="float">
            <text:p>0.0012177</text:p>
          </table:table-cell>
        </table:table-row>
        <table:table-row table:style-name="ro1">
          <table:table-cell office:value-type="float" office:value="0.0000000000004734812" calcext:value-type="float">
            <text:p>4.734812E-013</text:p>
          </table:table-cell>
          <table:table-cell office:value-type="float" office:value="0.00000000000001958583" calcext:value-type="float">
            <text:p>1.958583E-014</text:p>
          </table:table-cell>
          <table:table-cell office:value-type="float" office:value="0.0000000000002572103" calcext:value-type="float">
            <text:p>2.572103E-013</text:p>
          </table:table-cell>
          <table:table-cell/>
          <table:table-cell office:value-type="float" office:value="4.935887E-015" calcext:value-type="float">
            <text:p>4.935887E-015</text:p>
          </table:table-cell>
          <table:table-cell/>
          <table:table-cell table:formula="of:=[.E18] *1000 / (0.00000000008 * 24.6)" office:value-type="float" office:value="0.00250807266260163" calcext:value-type="float">
            <text:p>0.0025080727</text:p>
          </table:table-cell>
          <table:table-cell office:value-type="float" office:value="0.0025315" calcext:value-type="float">
            <text:p>0.0025315</text:p>
          </table:table-cell>
        </table:table-row>
        <table:table-row table:style-name="ro1">
          <table:table-cell table:number-columns-repeated="4"/>
          <table:table-cell office:value-type="float" office:value="0.00000000000001021456" calcext:value-type="float">
            <text:p>1.021456E-014</text:p>
          </table:table-cell>
          <table:table-cell/>
          <table:table-cell table:formula="of:=[.E19] *1000 / (0.00000000008 * 24.6)" office:value-type="float" office:value="0.00519032520325203" calcext:value-type="float">
            <text:p>0.0051903252</text:p>
          </table:table-cell>
          <table:table-cell office:value-type="float" office:value="0.0052502" calcext:value-type="float">
            <text:p>0.0052502</text:p>
          </table:table-cell>
        </table:table-row>
        <table:table-row table:style-name="ro1">
          <table:table-cell office:value-type="float" office:value="0.000000000001006071" calcext:value-type="float">
            <text:p>1.006071E-012</text:p>
          </table:table-cell>
          <table:table-cell office:value-type="float" office:value="0.00000000000003205756" calcext:value-type="float">
            <text:p>3.205756E-014</text:p>
          </table:table-cell>
          <table:table-cell office:value-type="float" office:value="0.0000000000005136558" calcext:value-type="float">
            <text:p>5.136558E-013</text:p>
          </table:table-cell>
          <table:table-cell/>
          <table:table-cell office:value-type="float" office:value="0.00000000000002107327" calcext:value-type="float">
            <text:p>2.107327E-014</text:p>
          </table:table-cell>
          <table:table-cell/>
          <table:table-cell table:formula="of:=[.E20] *1000 / (0.00000000008 * 24.6)" office:value-type="float" office:value="0.010707962398374" calcext:value-type="float">
            <text:p>0.0107079624</text:p>
          </table:table-cell>
          <table:table-cell office:value-type="float" office:value="0.010861" calcext:value-type="float">
            <text:p>0.010861</text:p>
          </table:table-cell>
        </table:table-row>
        <table:table-row table:style-name="ro1">
          <table:table-cell table:number-columns-repeated="4"/>
          <table:table-cell office:value-type="float" office:value="0.00000000000004333159" calcext:value-type="float">
            <text:p>4.333159E-014</text:p>
          </table:table-cell>
          <table:table-cell/>
          <table:table-cell table:formula="of:=[.E21] *1000 / (0.00000000008 * 24.6)" office:value-type="float" office:value="0.0220180843495935" calcext:value-type="float">
            <text:p>0.0220180843</text:p>
          </table:table-cell>
          <table:table-cell office:value-type="float" office:value="0.022298" calcext:value-type="float">
            <text:p>0.022298</text:p>
          </table:table-cell>
        </table:table-row>
        <table:table-row table:style-name="ro1">
          <table:table-cell table:number-columns-repeated="4"/>
          <table:table-cell office:value-type="float" office:value="0.00000000000008875214" calcext:value-type="float">
            <text:p>8.875214E-014</text:p>
          </table:table-cell>
          <table:table-cell/>
          <table:table-cell table:formula="of:=[.E22] *1000 / (0.00000000008 * 24.6)" office:value-type="float" office:value="0.0450976321138211" calcext:value-type="float">
            <text:p>0.0450976321</text:p>
          </table:table-cell>
          <table:table-cell office:value-type="float" office:value="0.045612" calcext:value-type="float">
            <text:p>0.045612</text:p>
          </table:table-cell>
        </table:table-row>
        <table:table-row table:style-name="ro1">
          <table:table-cell table:number-columns-repeated="4"/>
          <table:table-cell office:value-type="float" office:value="0.0000000000001807942" calcext:value-type="float">
            <text:p>1.807942E-013</text:p>
          </table:table-cell>
          <table:table-cell/>
          <table:table-cell table:formula="of:=[.E23] *1000 / (0.00000000008 * 24.6)" office:value-type="float" office:value="0.0918669715447155" calcext:value-type="float">
            <text:p>0.0918669715</text:p>
          </table:table-cell>
          <table:table-cell office:value-type="float" office:value="0.09312" calcext:value-type="float">
            <text:p>0.09312</text:p>
          </table:table-cell>
        </table:table-row>
        <table:table-row table:style-name="ro1">
          <table:table-cell table:number-columns-repeated="4"/>
          <table:table-cell office:value-type="float" office:value="0.00000000000036461" calcext:value-type="float">
            <text:p>3.6461E-013</text:p>
          </table:table-cell>
          <table:table-cell/>
          <table:table-cell table:formula="of:=[.E24] *1000 / (0.00000000008 * 24.6)" office:value-type="float" office:value="0.185269308943089" calcext:value-type="float">
            <text:p>0.1852693089</text:p>
          </table:table-cell>
          <table:table-cell office:value-type="float" office:value="0.1897" calcext:value-type="float">
            <text:p>0.1897</text:p>
          </table:table-cell>
        </table:table-row>
        <table:table-row table:style-name="ro1">
          <table:table-cell table:number-columns-repeated="4"/>
          <table:table-cell office:value-type="float" office:value="0.0000000000007144975" calcext:value-type="float">
            <text:p>7.144975E-013</text:p>
          </table:table-cell>
          <table:table-cell/>
          <table:table-cell table:formula="of:=[.E25] *1000 / (0.00000000008 * 24.6)" office:value-type="float" office:value="0.363057672764228" calcext:value-type="float">
            <text:p>0.3630576728</text:p>
          </table:table-cell>
          <table:table-cell office:value-type="float" office:value="0.3882" calcext:value-type="float">
            <text:p>0.3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9:15:19.472970331</dc:date>
    <meta:document-statistic meta:table-count="1" meta:cell-count="97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952cm" style:legend-expansion="high" chart:style-name="ch2"/>
        <chart:plot-area chart:style-name="ch3" table:cell-range-address="Sheet1.G2:Sheet1.H12" chart:data-source-has-labels="row" svg:x="0.32cm" svg:y="0.18cm" svg:width="12.534cm" svg:height="8.64cm">
          <chartooo:coordinate-region svg:x="1.047cm" svg:y="0.38cm" svg:width="11.6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2" chart:label-cell-address="Sheet1.G2:Sheet1.G2" chart:class="chart:line">
            <chart:data-point chart:repeated="10"/>
          </chart:series>
          <chart:series chart:style-name="ch7" chart:values-cell-range-address="Sheet1.H3:Sheet1.H12" chart:label-cell-address="Sheet1.H2:Sheet1.H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MPS</text:p>
                <draw:g>
                  <svg:desc>Sheet1.G2:Sheet1.G2</svg:desc>
                </draw:g>
              </table:table-cell>
              <table:table-cell office:value-type="string">
                <text:p>MATLAB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28919207317073">
                <text:p>0.000628919207317073</text:p>
                <draw:g>
                  <svg:desc>Sheet1.G3:Sheet1.G12</svg:desc>
                </draw:g>
              </table:table-cell>
              <table:table-cell office:value-type="float" office:value="0.00062889">
                <text:p>0.00062889</text:p>
                <draw:g>
                  <svg:desc>Sheet1.H3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41269715447155">
                <text:p>0.00141269715447155</text:p>
              </table:table-cell>
              <table:table-cell office:value-type="float" office:value="0.0014111">
                <text:p>0.0014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5698018292683">
                <text:p>0.00315698018292683</text:p>
              </table:table-cell>
              <table:table-cell office:value-type="float" office:value="0.0031545">
                <text:p>0.0031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02616869918699">
                <text:p>0.00702616869918699</text:p>
              </table:table-cell>
              <table:table-cell office:value-type="float" office:value="0.0070312">
                <text:p>0.0070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5611585365854">
                <text:p>0.0155611585365854</text:p>
              </table:table-cell>
              <table:table-cell office:value-type="float" office:value="0.015617">
                <text:p>0.015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3008739837398">
                <text:p>0.0343008739837398</text:p>
              </table:table-cell>
              <table:table-cell office:value-type="float" office:value="0.034449">
                <text:p>0.034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52120426829268">
                <text:p>0.0752120426829268</text:p>
              </table:table-cell>
              <table:table-cell office:value-type="float" office:value="0.075762">
                <text:p>0.07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373450203252">
                <text:p>0.16373450203252</text:p>
              </table:table-cell>
              <table:table-cell office:value-type="float" office:value="0.16588">
                <text:p>0.16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1969105691057">
                <text:p>0.351969105691057</text:p>
              </table:table-cell>
              <table:table-cell office:value-type="float" office:value="0.36393">
                <text:p>0.36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2024898373984">
                <text:p>0.732024898373984</text:p>
              </table:table-cell>
              <table:table-cell office:value-type="float" office:value="0.80254">
                <text:p>0.80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line" chart:style-name="ch1">
        <chart:legend chart:legend-position="end" svg:x="13.17cm" svg:y="3.953cm" style:legend-expansion="high" chart:style-name="ch2"/>
        <chart:plot-area chart:style-name="ch3" table:cell-range-address="Sheet1.G15:Sheet1.H25" chart:data-source-has-labels="row" svg:x="0.319cm" svg:y="0.18cm" svg:width="12.532cm" svg:height="8.642cm">
          <chartooo:coordinate-region svg:x="1.231cm" svg:y="0.379cm" svg:width="11.434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6:Sheet1.G25" chart:label-cell-address="Sheet1.G15:Sheet1.G15" chart:class="chart:line">
            <chart:data-point chart:repeated="10"/>
          </chart:series>
          <chart:series chart:style-name="ch7" chart:values-cell-range-address="Sheet1.H16:Sheet1.H25" chart:label-cell-address="Sheet1.H15:Sheet1.H1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MPS</text:p>
                <draw:g>
                  <svg:desc>Sheet1.G15:Sheet1.G15</svg:desc>
                </draw:g>
              </table:table-cell>
              <table:table-cell office:value-type="string">
                <text:p>MATLAB</text:p>
                <draw:g>
                  <svg:desc>Sheet1.H15:Sheet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80575711382114">
                <text:p>0.000580575711382114</text:p>
                <draw:g>
                  <svg:desc>Sheet1.G16:Sheet1.G25</svg:desc>
                </draw:g>
              </table:table-cell>
              <table:table-cell office:value-type="float" office:value="0.0005836">
                <text:p>0.0005836</text:p>
                <draw:g>
                  <svg:desc>Sheet1.H16:Sheet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0837093495935">
                <text:p>0.00120837093495935</text:p>
              </table:table-cell>
              <table:table-cell office:value-type="float" office:value="0.0012177">
                <text:p>0.0012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0807266260163">
                <text:p>0.00250807266260163</text:p>
              </table:table-cell>
              <table:table-cell office:value-type="float" office:value="0.0025315">
                <text:p>0.0025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9032520325203">
                <text:p>0.00519032520325203</text:p>
              </table:table-cell>
              <table:table-cell office:value-type="float" office:value="0.0052502">
                <text:p>0.0052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707962398374">
                <text:p>0.010707962398374</text:p>
              </table:table-cell>
              <table:table-cell office:value-type="float" office:value="0.010861">
                <text:p>0.010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0180843495935">
                <text:p>0.0220180843495935</text:p>
              </table:table-cell>
              <table:table-cell office:value-type="float" office:value="0.022298">
                <text:p>0.022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0976321138211">
                <text:p>0.0450976321138211</text:p>
              </table:table-cell>
              <table:table-cell office:value-type="float" office:value="0.045612">
                <text:p>0.045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18669715447155">
                <text:p>0.0918669715447155</text:p>
              </table:table-cell>
              <table:table-cell office:value-type="float" office:value="0.09312">
                <text:p>0.09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269308943089">
                <text:p>0.185269308943089</text:p>
              </table:table-cell>
              <table:table-cell office:value-type="float" office:value="0.1897">
                <text:p>0.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3057672764228">
                <text:p>0.363057672764228</text:p>
              </table:table-cell>
              <table:table-cell office:value-type="float" office:value="0.3882">
                <text:p>0.38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